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4.65cm" fo:min-width="23.7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2.85cm" fo:min-width="6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2cm" svg:height="14.9cm" svg:x="1.3cm" svg:y="1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0.2cm" svg:height="1.2cm" svg:x="10cm" svg:y="2.1cm">
          <draw:text-box>
            <text:p>Система управления проектами</text:p>
          </draw:text-box>
        </draw:frame>
        <draw:custom-shape draw:style-name="gr3" draw:text-style-name="P1" draw:layer="layout" svg:width="7cm" svg:height="3.1cm" svg:x="1.8cm" svg:y="3.5cm">
          <text:p text:style-name="P1">Модуль модели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3.1cm" svg:x="1.8cm" svg:y="3.5cm">
          <text:p text:style-name="P1">Модуль модели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3.1cm" svg:x="9.6cm" svg:y="3.5cm">
          <text:p text:style-name="P1">Модуль </text:p>
          <text:p text:style-name="P1">пользовательских</text:p>
          <text:p text:style-name="P1">историй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3.1cm" svg:x="17.6cm" svg:y="3.5cm">
          <text:p text:style-name="P1">Модуль </text:p>
          <text:p text:style-name="P1">пользовательских</text:p>
          <text:p text:style-name="P1">историй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3.1cm" svg:x="1.8cm" svg:y="7.5cm">
          <text:p text:style-name="P1">Модуль </text:p>
          <text:p text:style-name="P1">безопасности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3.1cm" svg:x="9.6cm" svg:y="7.5cm">
          <text:p text:style-name="P1">Модуль отчетов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3.1cm" svg:x="17.6cm" svg:y="7.5cm">
          <text:p text:style-name="P1">Модуль проектов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3.1cm" svg:x="1.8cm" svg:y="11.4cm">
          <text:p text:style-name="P1">Модуль процессов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3.1cm" svg:x="9.6cm" svg:y="11.4cm">
          <text:p text:style-name="P1">Модуль </text:p>
          <text:p text:style-name="P1">переадресации</text:p>
          <text:p text:style-name="P1">и представлений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3.1cm" svg:x="17.7cm" svg:y="11.4cm">
          <text:p text:style-name="P1">Модуль </text:p>
          <text:p text:style-name="P1">Баз данных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09:08:54.264301661</meta:creation-date>
    <dc:date>2015-06-09T09:19:27.393147578</dc:date>
    <meta:editing-duration>PT10M33S</meta:editing-duration>
    <meta:editing-cycles>1</meta:editing-cycles>
    <meta:document-statistic meta:object-count="12"/>
    <meta:generator>LibreOffice/4.3.7.2$Linux_X86_64 LibreOffice_project/430m0$Build-2</meta:generator>
  </office:meta>
</office:document-meta>
</file>